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fb6b" officeooo:paragraph-rsid="0013fb6b"/>
    </style:style>
    <style:style style:name="P2" style:family="paragraph" style:parent-style-name="Text_20_body" style:list-style-name="L1">
      <style:text-properties officeooo:rsid="0013fb6b" officeooo:paragraph-rsid="0013fb6b"/>
    </style:style>
    <style:style style:name="P3" style:family="paragraph" style:parent-style-name="Text_20_body" style:list-style-name="L2">
      <style:text-properties officeooo:rsid="0013fb6b" officeooo:paragraph-rsid="0013fb6b"/>
    </style:style>
    <style:style style:name="P4" style:family="paragraph" style:parent-style-name="Text_20_body" style:list-style-name="L1">
      <style:text-properties officeooo:paragraph-rsid="0013fb6b"/>
    </style:style>
    <style:style style:name="T1" style:family="text">
      <style:text-properties officeooo:rsid="0013fb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jet application<text:line-break/><text:span text:style-name="T1">e-comm</text:span></text:p>
      <text:p text:style-name="Text_20_body"/>
      <text:list xml:id="list6394781313138289562" text:style-name="L1">
        <text:list-item>
          <text:p text:style-name="P4"><text:span text:style-name="T1">Application 'groupon' lieu&amp;géoloc</text:span></text:p>
        </text:list-item>
        <text:list-item>
          <text:p text:style-name="P2">Un backend pour les boutiques</text:p>
        </text:list-item>
        <text:list-item>
          <text:p text:style-name="P2">Une application</text:p>
        </text:list-item>
      </text:list>
      <text:p text:style-name="P1">Les botques peuvent émettre un coupon pour 'N' personnes valables pour 'X' heures.</text:p>
      <text:p text:style-name="P1">Les 'M' premieres personnes à marquer leur intérêt et à convertir ont une réduction supplémentaire de 'Y' %</text:p>
      <text:p text:style-name="P1">Quand un utilisateur de l'appli est dans un rayon de 1km, il reçoit une alerte avec la promo et le nombre de personnes nécessaires.</text:p>
      <text:p text:style-name="P1">Les mobinautes peuvent voir le nombre de personnes connectées intéressées et ayant converti.</text:p>
      <text:p text:style-name="P1">Ils peuvent marquer leur interêt à la boutique et laisser un message pour réserver. Ils reçoient un GRCODE à présenter lors de l'achat.</text:p>
      <text:list xml:id="list5354494631281085872" text:style-name="L2">
        <text:list-item>
          <text:p text:style-name="P3">Recommandation via réseaux sociaux.</text:p>
        </text:list-item>
        <text:list-item>
          <text:p text:style-name="P3">Itinéraire pour se rendre sur le lieu.</text:p>
        </text:list-item>
        <text:list-item>
          <text:p text:style-name="P3">Par groupe de 2 personnes.</text:p>
        </text:list-item>
        <text:list-item>
          <text:p text:style-name="P3">30h de présentiel.</text:p>
        </text:list-item>
        <text:list-item>
          <text:p text:style-name="P3">livrables au fil des séances.</text:p>
        </text:list-item>
        <text:list-item>
          <text:p text:style-name="P3">Ajourd'hui :</text:p>
          <text:list>
            <text:list-item>
              <text:p text:style-name="P3">cahier des charges </text:p>
            </text:list-item>
            <text:list-item>
              <text:p text:style-name="P3">planning</text:p>
            </text:list-item>
          </text:list>
        </text:list-item>
        <text:list-item>
          <text:p text:style-name="P3">Plus tard :</text:p>
          <text:list>
            <text:list-item>
              <text:p text:style-name="P3">Wireframes (utiliser mochflow.com).</text:p>
            </text:list-item>
            <text:list-item>
              <text:p text:style-name="P3">Descriptif de la solution logicielle.</text:p>
            </text:list-item>
            <text:list-item>
              <text:p text:style-name="P3">Modélisation, code.</text:p>
            </text:list-item>
            <text:list-item>
              <text:p text:style-name="P3">Jeux de données, scénario de test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0:15:21.670000000</meta:creation-date>
    <dc:date>2014-03-04T10:28:57.752000000</dc:date>
    <meta:editing-duration>P0D</meta:editing-duration>
    <meta:editing-cycles>1</meta:editing-cycles>
    <meta:document-statistic meta:table-count="0" meta:image-count="0" meta:object-count="0" meta:page-count="1" meta:paragraph-count="22" meta:word-count="169" meta:character-count="986" meta:non-whitespace-character-count="854"/>
    <meta:generator>LibreOffice/4.1.4.2$Windows_x86 LibreOffice_project/0a0440ccc0227ad9829de5f46be37cfb6edcf72</meta:generator>
  </office:meta>
</office:document-meta>
</file>